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2d2cd" officeooo:paragraph-rsid="0002d2cd" style:font-weight-asian="normal" style:font-weight-complex="normal"/>
    </style:style>
    <style:style style:name="T1" style:family="text">
      <style:text-properties fo:font-weight="bold" officeooo:rsid="0002d2c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UD1: Fundamentos de la Gestión de Proyectos</text:span></text:p>
      <text:p text:style-name="P1"><text:span text:style-name="T1"/></text:p>
      <text:p text:style-name="P2">La gestión de proyectos es un conjunto de metodologías que integran de manera sistemática la planificación, la planificación seguimiento, calidad y organización de un proyecto para llegar a un objetivo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6:02:15.374835322</meta:creation-date>
    <dc:date>2024-09-10T16:27:06.330065314</dc:date>
    <meta:editing-duration>PT10M29S</meta:editing-duration>
    <meta:editing-cycles>1</meta:editing-cycles>
    <meta:document-statistic meta:table-count="0" meta:image-count="0" meta:object-count="0" meta:page-count="1" meta:paragraph-count="2" meta:word-count="37" meta:character-count="247" meta:non-whitespace-character-count="210"/>
    <meta:generator>LibreOffice/24.2.5.2$Linux_X86_64 LibreOffice_project/420$Build-2</meta:generator>
  </office:meta>
</office:document-meta>
</file>